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 style:list-style-name="L2">
      <style:text-properties fo:font-size="13pt" style:font-size-asian="13pt" style:font-size-complex="13pt"/>
    </style:style>
    <style:style style:name="P3" style:family="paragraph" style:parent-style-name="Standard" style:list-style-name="L3">
      <style:text-properties fo:font-size="13pt" style:font-size-asian="13pt" style:font-size-complex="13pt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normal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4">
      <style:text-properties fo:font-size="13pt" fo:font-weight="normal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9" style:family="paragraph" style:parent-style-name="Standard">
      <style:text-properties fo:font-size="13pt" style:text-underline-style="none" style:font-size-asian="13pt" style:font-size-complex="13pt"/>
    </style:style>
    <style:style style:name="P10" style:family="paragraph" style:parent-style-name="Standard">
      <style:text-properties fo:font-size="13pt" fo:font-style="italic" style:font-size-asian="13pt" style:font-style-asian="italic" style:font-size-complex="13pt" style:font-style-complex="italic"/>
    </style:style>
    <style:style style:name="P11" style:family="paragraph" style:parent-style-name="Standard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Table_20_Contents"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/>(TEMA DE SISTEMA DE FICHEROS)</text:p>
      <text:p text:style-name="P4"/>
      <text:p text:style-name="P13">Ejercicio 3</text:p>
      <text:p text:style-name="P1"/>
      <text:p text:style-name="P10">Tamaño disco = 64MB = 2²⁶ B</text:p>
      <text:p text:style-name="P10">Tamaño Bloque = 1 KB = 2¹⁰ B</text:p>
      <text:p text:style-name="P10">SF FAT</text:p>
      <text:p text:style-name="P10"/>
      <text:p text:style-name="P4">¿Tamaño de la FAT?</text:p>
      <text:p text:style-name="P1"/>
      <text:p text:style-name="P1">Este array tiene tantas entradas como el # de bloques direccionables del disco.</text:p>
      <text:p text:style-name="P1">Para ello, hay que averiguar cuantos bloques direccionables y el tamaño de un bloque.</text:p>
      <text:p text:style-name="P1">En una entrada de la FAT calculamos cosas como el EOF o una dir. Disco (puntero al siguiente).</text:p>
      <text:p text:style-name="P1"/>
      <text:p text:style-name="P1"># Bloques = TRUNCADO [ 2²⁶ / 2¹⁰ <text:s/>] = 2¹⁶ Bloques = 64 KB</text:p>
      <text:p text:style-name="P1"/>
      <text:p text:style-name="P1">De sto concluimos que tenemos un total de 16 bloques para direccionar bloques.</text:p>
      <text:p text:style-name="P1"/>
      <text:p text:style-name="P1">TAMAÑO FAT =&gt; 16 Bits = 2 bytes =&gt; #Bloques * Tamaño Dir Bloque(bytes) = <text:s/>2 * 64 = 128 KB</text:p>
      <text:p text:style-name="P1"/>
      <text:p text:style-name="P4">¿Es posible realizar enlaces rígidos en FAT? </text:p>
      <text:p text:style-name="P1"><text:tab/>No, ya que en FAT cada entrada del descriptor físico tiene toda la información del fichero (Es único por definidos, no se puede apuntar a un mismo fichero con entradas diferentes). En UNIX <text:s/>si por que la entrada del directorio esta separado del descriptor físico, y podemos crear entradas adicionales con el mismo numero de nodo-i.</text:p>
      <text:p text:style-name="P1"/>
      <text:p text:style-name="P4">¿Por que no se puede establecer enlaces rígidos a ficheros de volúmenes distintos en sistemas de ficheros EXT2?.</text:p>
      <text:p text:style-name="P1"/>
      <text:p text:style-name="P1">Imaginemos dos SF (1 y 2). si queremos crear un alias de un fichero en 1 en 2 usaríamos:</text:p>
      <text:p text:style-name="P1"/>
      <text:p text:style-name="P1"><text:tab/>ln &lt;ruta_file_exist_SF1&gt; &lt;ruta_alias_SF2&gt;</text:p>
      <text:p text:style-name="P1"/>
      <text:p text:style-name="P1"><text:tab/>-Crearíamos un entrada de directorio en SF2(alias, k).</text:p>
      <text:p text:style-name="P1"><text:tab/>-Incrementaos el contador de enlaces.</text:p>
      <text:p text:style-name="P1">Con esto existirán en cada partición, en su sección de Nodos-i que con estructuras diferentes que tienen contadores de enlaces idénticos, si desmontamos una de las particiones se genera una inconsistencia por que el numero de enlaces no seria correcto.</text:p>
      <text:p text:style-name="P1"/>
      <text:p text:style-name="P1">Podriamos en todo caso generar un enlace simbólico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3">Ejercicio 4</text:p>
      <text:p text:style-name="P4"/>
      <text:p text:style-name="P11">Tam. Bloque = 512 Bytes</text:p>
      <text:p text:style-name="P11"/>
      <text:p text:style-name="P11">Cuando se crea o e agranda un fichero, la política de asignación recorre secuencialmente buscando el primer hueco libre.</text:p>
      <text:p text:style-name="P1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14">#Bloque</text:p>
          </table:table-cell>
          <table:table-cell table:style-name="Tabla1.A1" office:value-type="string">
            <text:p text:style-name="P14">Índice</text:p>
          </table:table-cell>
          <table:table-cell table:style-name="Tabla1.A1" office:value-type="string">
            <text:p text:style-name="P14">#Bloque</text:p>
          </table:table-cell>
          <table:table-cell table:style-name="Tabla1.D1" office:value-type="string">
            <text:p text:style-name="P14">Índice</text:p>
          </table:table-cell>
        </table:table-row>
        <table:table-row>
          <table:table-cell table:style-name="Tabla1.A2" office:value-type="string">
            <text:p text:style-name="P14">1</text:p>
          </table:table-cell>
          <table:table-cell table:style-name="Tabla1.A2" office:value-type="string">
            <text:p text:style-name="P14">&lt;EOF&gt;</text:p>
          </table:table-cell>
          <table:table-cell table:style-name="Tabla1.A2" office:value-type="string">
            <text:p text:style-name="P14">10</text:p>
          </table:table-cell>
          <table:table-cell table:style-name="Tabla1.D2" office:value-type="string">
            <text:p text:style-name="P14">11</text:p>
          </table:table-cell>
        </table:table-row>
        <table:table-row>
          <table:table-cell table:style-name="Tabla1.A2" office:value-type="string">
            <text:p text:style-name="P14">2</text:p>
          </table:table-cell>
          <table:table-cell table:style-name="Tabla1.A2" office:value-type="string">
            <text:p text:style-name="P14">4</text:p>
          </table:table-cell>
          <table:table-cell table:style-name="Tabla1.A2" office:value-type="string">
            <text:p text:style-name="P14">11</text:p>
          </table:table-cell>
          <table:table-cell table:style-name="Tabla1.D2" office:value-type="string">
            <text:p text:style-name="P14">12</text:p>
          </table:table-cell>
        </table:table-row>
        <table:table-row>
          <table:table-cell table:style-name="Tabla1.A2" office:value-type="string">
            <text:p text:style-name="P14">3</text:p>
          </table:table-cell>
          <table:table-cell table:style-name="Tabla1.A2" office:value-type="string">
            <text:p text:style-name="P14">15</text:p>
          </table:table-cell>
          <table:table-cell table:style-name="Tabla1.A2" office:value-type="string">
            <text:p text:style-name="P14">12</text:p>
          </table:table-cell>
          <table:table-cell table:style-name="Tabla1.D2" office:value-type="string">
            <text:p text:style-name="P14">&lt;EOF&gt;</text:p>
          </table:table-cell>
        </table:table-row>
        <table:table-row>
          <table:table-cell table:style-name="Tabla1.A2" office:value-type="string">
            <text:p text:style-name="P14">4</text:p>
          </table:table-cell>
          <table:table-cell table:style-name="Tabla1.A2" office:value-type="string">
            <text:p text:style-name="P14">5</text:p>
          </table:table-cell>
          <table:table-cell table:style-name="Tabla1.A2" office:value-type="string">
            <text:p text:style-name="P14">13</text:p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>5</text:p>
          </table:table-cell>
          <table:table-cell table:style-name="Tabla1.A2" office:value-type="string">
            <text:p text:style-name="P14">&lt;EOF&gt;</text:p>
          </table:table-cell>
          <table:table-cell table:style-name="Tabla1.A2" office:value-type="string">
            <text:p text:style-name="P14">14</text:p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>6</text:p>
          </table:table-cell>
          <table:table-cell table:style-name="Tabla1.A2" office:value-type="string">
            <text:p text:style-name="P14">7</text:p>
          </table:table-cell>
          <table:table-cell table:style-name="Tabla1.A2" office:value-type="string">
            <text:p text:style-name="P14">15</text:p>
          </table:table-cell>
          <table:table-cell table:style-name="Tabla1.D2" office:value-type="string">
            <text:p text:style-name="P14">&lt;EOF&gt; → 6 </text:p>
          </table:table-cell>
        </table:table-row>
        <table:table-row>
          <table:table-cell table:style-name="Tabla1.A2" office:value-type="string">
            <text:p text:style-name="P14">7</text:p>
          </table:table-cell>
          <table:table-cell table:style-name="Tabla1.A2" office:value-type="string">
            <text:p text:style-name="P14">&lt;EOF&gt;</text:p>
          </table:table-cell>
          <table:table-cell table:style-name="Tabla1.A2" office:value-type="string">
            <text:p text:style-name="P14">16</text:p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>8</text:p>
          </table:table-cell>
          <table:table-cell table:style-name="Tabla1.A2" office:value-type="string">
            <text:p text:style-name="P14">&lt;EOF&gt;</text:p>
          </table:table-cell>
          <table:table-cell table:style-name="Tabla1.A2" office:value-type="string">
            <text:p text:style-name="P14">17</text:p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>9</text:p>
          </table:table-cell>
          <table:table-cell table:style-name="Tabla1.A2" office:value-type="string">
            <text:p text:style-name="P14">10</text:p>
          </table:table-cell>
          <table:table-cell table:style-name="Tabla1.A2" office:value-type="string">
            <text:p text:style-name="P14">18</text:p>
          </table:table-cell>
          <table:table-cell table:style-name="Tabla1.D2" office:value-type="string">
            <text:p text:style-name="P14"/>
          </table:table-cell>
        </table:table-row>
      </table:table>
      <text:p text:style-name="P1"/>
      <text:p text:style-name="P8">Listas Enlazadas</text:p>
      <text:p text:style-name="P9">DATA → [3,15] → [3,15,6,7]</text:p>
      <text:p text:style-name="P9">DATA1 → [1]</text:p>
      <text:p text:style-name="P9">DATA2 → [2,4,5]</text:p>
      <text:p text:style-name="P1"/>
      <table:table table:name="Tabla2" table:style-name="Tabla2">
        <table:table-column table:style-name="Tabla2.A" table:number-columns-repeated="4"/>
        <table:table-row>
          <table:table-cell table:style-name="Tabla2.A1" office:value-type="string">
            <text:p text:style-name="P14">Nombre</text:p>
          </table:table-cell>
          <table:table-cell table:style-name="Tabla2.A1" office:value-type="string">
            <text:p text:style-name="P14">Tipo</text:p>
          </table:table-cell>
          <table:table-cell table:style-name="Tabla2.A1" office:value-type="string">
            <text:p text:style-name="P14">Fecha</text:p>
          </table:table-cell>
          <table:table-cell table:style-name="Tabla2.D1" office:value-type="string">
            <text:p text:style-name="P14">Num. Bloque</text:p>
          </table:table-cell>
        </table:table-row>
        <table:table-row>
          <table:table-cell table:style-name="Tabla2.A2" office:value-type="string">
            <text:p text:style-name="P14">DATA</text:p>
          </table:table-cell>
          <table:table-cell table:style-name="Tabla2.A2" office:value-type="string">
            <text:p text:style-name="P14">F</text:p>
          </table:table-cell>
          <table:table-cell table:style-name="Tabla2.A2" office:value-type="string">
            <text:p text:style-name="P14">8-2-05</text:p>
          </table:table-cell>
          <table:table-cell table:style-name="Tabla2.D2" office:value-type="string">
            <text:p text:style-name="P14">3</text:p>
          </table:table-cell>
        </table:table-row>
        <table:table-row>
          <table:table-cell table:style-name="Tabla2.A2" office:value-type="string">
            <text:p text:style-name="P14">DATA1</text:p>
          </table:table-cell>
          <table:table-cell table:style-name="Tabla2.A2" office:value-type="string">
            <text:p text:style-name="P14">F</text:p>
          </table:table-cell>
          <table:table-cell table:style-name="Tabla2.A2" office:value-type="string">
            <text:p text:style-name="P14">3-1-10</text:p>
          </table:table-cell>
          <table:table-cell table:style-name="Tabla2.D2" office:value-type="string">
            <text:p text:style-name="P14">1</text:p>
          </table:table-cell>
        </table:table-row>
        <table:table-row>
          <table:table-cell table:style-name="Tabla2.A2" office:value-type="string">
            <text:p text:style-name="P14">DATA2</text:p>
          </table:table-cell>
          <table:table-cell table:style-name="Tabla2.A2" office:value-type="string">
            <text:p text:style-name="P14">F</text:p>
          </table:table-cell>
          <table:table-cell table:style-name="Tabla2.A2" office:value-type="string">
            <text:p text:style-name="P14">3-2-10</text:p>
          </table:table-cell>
          <table:table-cell table:style-name="Tabla2.D2" office:value-type="string">
            <text:p text:style-name="P14">2</text:p>
          </table:table-cell>
        </table:table-row>
        <table:table-row>
          <table:table-cell table:style-name="Tabla2.A2" office:value-type="string">
            <text:p text:style-name="P14">Dir</text:p>
          </table:table-cell>
          <table:table-cell table:style-name="Tabla2.A2" office:value-type="string">
            <text:p text:style-name="P14">D</text:p>
          </table:table-cell>
          <table:table-cell table:style-name="Tabla2.A2" office:value-type="string">
            <text:p text:style-name="P14">3-3-10</text:p>
          </table:table-cell>
          <table:table-cell table:style-name="Tabla2.D2" office:value-type="string">
            <text:p text:style-name="P14">8</text:p>
          </table:table-cell>
        </table:table-row>
        <table:table-row>
          <table:table-cell table:style-name="Tabla2.A2" office:value-type="string">
            <text:p text:style-name="P14">CARTAS</text:p>
          </table:table-cell>
          <table:table-cell table:style-name="Tabla2.A2" office:value-type="string">
            <text:p text:style-name="P14">F</text:p>
          </table:table-cell>
          <table:table-cell table:style-name="Tabla2.A2" office:value-type="string">
            <text:p text:style-name="P14">3-12-10</text:p>
          </table:table-cell>
          <table:table-cell table:style-name="Tabla2.D2" office:value-type="string">
            <text:p text:style-name="P14">9</text:p>
          </table:table-cell>
        </table:table-row>
      </table:table>
      <text:p text:style-name="P1"/>
      <text:p text:style-name="P1"/>
      <text:p text:style-name="P1"/>
      <text:p text:style-name="P1">a) “DATA1”, 3-1-10 10 bytes</text:p>
      <text:p text:style-name="P1">b) “DATA2”, 3-2-10, 1200 bytes =&gt; #Bloques 1200/512 = 3 Bloques.</text:p>
      <text:list xml:id="list918550365" text:style-name="L2">
        <text:list-item>
          <text:p text:style-name="P2">incrementar en 2 bloques el fichero Data</text:p>
        </text:list-item>
      </text:list>
      <text:list xml:id="list1024273762" text:style-name="L3">
        <text:list-item>
          <text:p text:style-name="P3">“Dir”, 3-3-10, 1 Bloque</text:p>
        </text:list-item>
      </text:list>
      <text:p text:style-name="P1">E) “CARDS”, 3-12-10, 2KB =&gt; 1024/512 = 4 Bloques</text:p>
      <text:p text:style-name="P1"/>
      <text:p text:style-name="P1"/>
      <text:p text:style-name="P1"/>
      <text:p text:style-name="P1"/>
      <text:p text:style-name="P13"><text:soft-page-break/>Ejercicio 5</text:p>
      <text:p text:style-name="P1"/>
      <text:p text:style-name="P10">Tamaño Bloque 1024 bytes = 1 KB</text:p>
      <text:p text:style-name="P10">Direcciones de disco de 16 bits = 2 bytes.</text:p>
      <text:p text:style-name="P10">SF UNIX</text:p>
      <text:p text:style-name="P1"/>
      <text:p text:style-name="P1">Puntos de nodo {8 Punt. Ind. Directos, 1 Punt. Ind. Simple, 1 Punt. Ind. Doble}</text:p>
      <text:p text:style-name="P1"/>
      <text:p text:style-name="P4">¿Tamaño máximo de un fichero en este sistema?</text:p>
      <text:p text:style-name="P1"/>
      <text:p text:style-name="P10">[Por Organización]</text:p>
      <text:p text:style-name="P10"/>
      <text:p text:style-name="P1">Sea n el numero de punteros en un bloque de índices: </text:p>
      <text:p text:style-name="P1"/>
      <text:p text:style-name="P1">n = TRUNC[Tam. Bloque(bytes) / Tam. Punteros(bytes)] = 512 punteros</text:p>
      <text:p text:style-name="P1"/>
      <text:p text:style-name="P1">Tam. Maximo Fichero = <text:s/>#Punteros totales * <text:s/>Tam. Bloque = (8 + 512 <text:s/>+ 512²) * 1KB = 262664 * 1 KB = 2689'67936 bytes aprox /2¹⁰ = 56 ' 5 MB</text:p>
      <text:p text:style-name="P1"/>
      <text:p text:style-name="P10">[Por tamaño de puntero]</text:p>
      <text:p text:style-name="P1"/>
      <text:p text:style-name="P1">Tam. Max. Fich. = Tam. Puntero(bits) * Tam. Bloque(bytes) = 2¹⁶ * 1 KB = 2²⁶ B = 64 MB</text:p>
      <text:p text:style-name="P1"/>
      <text:p text:style-name="P1">El segundo resultado es el adecuado ya que cumple con la definición que determina el tamaño maximo en una partició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Ejercicio 2</text:p>
      <text:p text:style-name="P13"/>
      <text:p text:style-name="P6">20 bloques lógicos consecutivos en un SF.</text:p>
      <text:p text:style-name="P6"/>
      <text:p text:style-name="P6">N = Numero de entradas del directorio</text:p>
      <text:p text:style-name="P6">Tin = Tamaño en bytes de entrada en el directorio.</text:p>
      <text:p text:style-name="P6">Tb = Tamaño del bloque.</text:p>
      <text:p text:style-name="P6">Tin &lt; Tb → Tin/Tb = 1</text:p>
      <text:p text:style-name="P6"/>
      <text:p text:style-name="P5">A) Asignación Contigua (ISO 9660- CDROMS)</text:p>
      <text:p text:style-name="P6"/>
      <text:p text:style-name="P6">Supuesto: </text:p>
      <text:list xml:id="list595614336" text:style-name="L4">
        <text:list-item>
          <text:p text:style-name="P7">No hay datos del SF cargados en RAM</text:p>
        </text:list-item>
        <text:list-item>
          <text:p text:style-name="P7">Ficheros ubicado en el directorio de trabajo del proceso.</text:p>
        </text:list-item>
        <text:list-item>
          <text:p text:style-name="P7">Descriptor físico del directorio de trabajo cargado en memoria.</text:p>
        </text:list-item>
        <text:list-item>
          <text:p text:style-name="P7"/>
        </text:list-item>
      </text:list>
      <text:p text:style-name="P6">Descriptor físico: Entrada Directorio (Se almacena el bloque físico inicial, numero de bloques). Habra que recorres hasta encontrar el descriptor físico, y desde hay, acceder a los datos.</text:p>
      <text:p text:style-name="P6"/>
      <text:p text:style-name="P6"><text:span text:style-name="T2">CASO PEOR</text:span>: Fichero ubicado al final del directorio (nos lo traemos entero a memoria):</text:p>
      <text:p text:style-name="P6">Num. Accesos =Acc. Al Desc. Fisico + # bloques de datos= N * Tin / Tb + 20</text:p>
      <text:p text:style-name="P6"/>
      <text:p text:style-name="P6"><text:span text:style-name="T2">CASO MEJOR:</text:span> Fichero al principio del directorio.</text:p>
      <text:p text:style-name="P6">Num. Acesos = 1 + 21</text:p>
      <text:p text:style-name="P6"/>
      <text:p text:style-name="P6"/>
      <text:p text:style-name="P6"><text:span text:style-name="T1">B) Asignación enlazada FAT</text:span></text:p>
      <text:p text:style-name="P6"/>
      <text:p text:style-name="P6">Descriptor físico: Entrada Directorio (la primera dirección de un fichero esta en el descriptor físico, el resto de los bloques esta en la tabla FAT)</text:p>
      <text:p text:style-name="P6"/>
      <text:p text:style-name="P6"><text:span text:style-name="T5">CASO MEJOR</text:span>: Fichero al principio del directorio, y el resto de los bloques en la tabla sean contiguos así como ser <text:s/>los primeros bloques lógicos.</text:p>
      <text:p text:style-name="P6">Num. Accesos =Acc. A Dir. + Acc. A FAT + Acc a Boques de datos + <text:s/>= <text:s/>1 + 1 + 20</text:p>
      <text:p text:style-name="P6"/>
      <text:p text:style-name="P6"><text:span text:style-name="T2">CASO PEOR</text:span>: Ficehros despedigados por toda la tabla FAT</text:p>
      <text:p text:style-name="P6">Num. Accesos = <text:s/>N*Tin / Tb + 20 + 20</text:p>
      <text:p text:style-name="P6"/>
      <text:p text:style-name="P6"><text:span text:style-name="T1">C) Asignación no contigua indexad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so </meta:initial-creator>
    <meta:creation-date>2016-10-31T16:28:50</meta:creation-date>
    <dc:date>2016-10-31T17:43:29</dc:date>
    <dc:creator>usuarioso </dc:creator>
    <meta:editing-duration>PT43M18S</meta:editing-duration>
    <meta:editing-cycles>4</meta:editing-cycles>
    <meta:generator>LibreOffice/3.5$Linux_X86_64 LibreOffice_project/350m1$Build-2</meta:generator>
    <meta:document-statistic meta:table-count="2" meta:image-count="0" meta:object-count="0" meta:page-count="4" meta:paragraph-count="128" meta:word-count="832" meta:character-count="4065" meta:non-whitespace-character-count="3583"/>
  </office:meta>
</office:document-meta>
</file>